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8470" officeooo:paragraph-rsid="0001847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8470" officeooo:paragraph-rsid="0001847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8470" officeooo:paragraph-rsid="00018470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riculture Employment Specialist</text:p>
      <text:p text:style-name="P1"/>
      <text:p text:style-name="P2"/>
      <text:p text:style-name="P2"/>
      <text:p text:style-name="P2">Farming Industry</text:p>
      <text:p text:style-name="P3">Tanner East</text:p>
      <text:p text:style-name="P3">1-520-229-6565</text:p>
      <text:p text:style-name="P1"><text:a xlink:type="simple" xlink:href="mailto:tannereast@gmail.com" text:style-name="Internet_20_link" text:visited-style-name="Visited_20_Internet_20_Link"><text:span text:style-name="T1">tannereast@gmail.com</text:span></text:a></text:p>
      <text:p text:style-name="P1"/>
      <text:p text:style-name="P1"/>
      <text:p text:style-name="P2">Irrigation Specialist</text:p>
      <text:p text:style-name="P3">Cory Melon</text:p>
      <text:p text:style-name="P3">1-520-678-4756</text:p>
      <text:p text:style-name="P1"><text:a xlink:type="simple" xlink:href="mailto:corymelon@gmail.com" text:style-name="Internet_20_link" text:visited-style-name="Visited_20_Internet_20_Link"><text:span text:style-name="T1">corymelon@gmail.com</text:span></text:a></text:p>
      <text:p text:style-name="P1"/>
      <text:p text:style-name="P1"/>
      <text:p text:style-name="P2">Sales/Marketing </text:p>
      <text:p text:style-name="P3">Chad Farnsworth</text:p>
      <text:p text:style-name="P3">1-520-586-2587</text:p>
      <text:p text:style-name="P1"><text:a xlink:type="simple" xlink:href="mailto:chadfarnsworth@gmail.com" text:style-name="Internet_20_link" text:visited-style-name="Visited_20_Internet_20_Link"><text:span text:style-name="T1">chadfarnsworth@gmail.com</text:span></text:a></text:p>
      <text:p text:style-name="P1"/>
      <text:p text:style-name="P1"/>
      <text:p text:style-name="P2">Local Ag Community</text:p>
      <text:p text:style-name="P3">Mike Barryhill</text:p>
      <text:p text:style-name="P3">1-520-678-9874</text:p>
      <text:p text:style-name="P1"><text:a xlink:type="simple" xlink:href="mailto:mikebarryhill@gmail.com" text:style-name="Internet_20_link" text:visited-style-name="Visited_20_Internet_20_Link"><text:span text:style-name="T1">mikebarryhill@gmail.com</text:span></text:a></text:p>
      <text:p text:style-name="P1"/>
      <text:p text:style-name="P1"/>
      <text:p text:style-name="P2">Commercial Ag Industry</text:p>
      <text:p text:style-name="P3">Lane Hill</text:p>
      <text:p text:style-name="P3">1-520-678-2543</text:p>
      <text:p text:style-name="P1"><text:a xlink:type="simple" xlink:href="mailto:lanehill@gmail.com" text:style-name="Internet_20_link" text:visited-style-name="Visited_20_Internet_20_Link"><text:span text:style-name="T1">lanehill@gmail.com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8:21:04.212000000</meta:creation-date>
    <dc:date>2021-01-06T11:11:48.857000000</dc:date>
    <meta:editing-duration>PT8M9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21" meta:word-count="34" meta:character-count="359" meta:non-whitespace-character-count="345"/>
  </office:meta>
</office:document-meta>
</file>